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5.341cm"/>
    </style:style>
    <style:style style:name="co16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7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666666"/>
    </style:style>
    <style:style style:name="ce3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ee6ef" fo:border="0.74pt solid #000000"/>
    </style:style>
    <style:style style:name="ce38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d8ce" fo:border="0.74pt solid #000000"/>
    </style:style>
    <style:style style:name="ce43" style:family="table-cell" style:parent-style-name="Default" style:data-style-name="N99">
      <style:table-cell-properties fo:background-color="#ffd8ce" fo:border="0.74pt solid #000000"/>
    </style:style>
    <style:style style:name="ce45" style:family="table-cell" style:parent-style-name="Default">
      <style:table-cell-properties fo:wrap-option="wrap" fo:border="0.74pt solid #000000"/>
    </style:style>
    <style:style style:name="ce46" style:family="table-cell" style:parent-style-name="Default">
      <style:table-cell-properties fo:background-color="#000000" fo:border="0.74pt solid #000000"/>
    </style:style>
    <style:style style:name="ce47" style:family="table-cell" style:parent-style-name="Default" style:data-style-name="N2">
      <style:table-cell-properties fo:background-color="#ffd8ce" fo:border="0.74pt solid #000000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666666"/>
    </style:style>
    <style:style style:name="ce2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6ef" fo:border="0.74pt solid #000000"/>
    </style:style>
    <style:style style:name="ce25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8ce" fo:border="0.74pt solid #000000"/>
    </style:style>
    <style:style style:name="ce27" style:family="table-cell" style:parent-style-name="Default" style:data-style-name="N99">
      <style:table-cell-properties fo:background-color="#ffd8ce" fo:border="0.74pt solid #000000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background-color="#000000" fo:border="0.74pt solid #000000"/>
    </style:style>
    <style:style style:name="ce48" style:family="table-cell" style:parent-style-name="Default" style:data-style-name="N2">
      <style:table-cell-properties fo:background-color="#ffd8ce" fo:border="0.74pt solid #000000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706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>
      <style:table-cell-properties fo:background-color="#e8f2a1" fo:border="0.74pt solid #000000"/>
      <style:text-properties style:font-name="Arial"/>
    </style:style>
    <style:style style:name="ce42" style:family="table-cell" style:parent-style-name="Default">
      <style:table-cell-properties fo:background-color="#e8f2a1" fo:border="0.74pt solid #000000"/>
      <style:text-properties style:font-name="Arial"/>
    </style:style>
    <style:style style:name="ce21" style:family="table-cell" style:parent-style-name="Default">
      <style:table-cell-properties fo:background-color="#e8f2a1" fo:border="0.74pt solid #000000"/>
    </style:style>
    <style:style style:name="T10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15" style:family="text">
      <style:text-properties fo:color="#0000ff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22"/>
        <table:table-column table:style-name="co13" table:number-columns-repeated="16367"/>
        <table:table-row table:style-name="ro1">
          <table:table-cell table:style-name="ce15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20"/>
          <table:covered-table-cell/>
          <table:table-cell/>
          <table:table-cell table:style-name="ce15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20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23" office:value-type="string" calcext:value-type="string">
            <text:p>Texte origine</text:p>
          </table:table-cell>
          <table:table-cell table:style-name="ce25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/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23" office:value-type="string" calcext:value-type="string">
            <text:p>Cellule 1</text:p>
          </table:table-cell>
          <table:table-cell table:style-name="ce23" office:value-type="string" calcext:value-type="string">
            <text:p>Cellule 2</text:p>
          </table:table-cell>
          <table:table-cell table:style-name="ce23" office:value-type="string" calcext:value-type="string">
            <text:p>Cellule 3</text:p>
          </table:table-cell>
          <table:table-cell table:style-name="ce25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20" office:value-type="string" calcext:value-type="string">
            <text:p><text:span text:style-name="T9">'=</text:span><text:span text:style-name="T16">GAUCHE</text:span><text:span text:style-name="T17">( adr_cellule ; nb_caracteres </text:span>)</text:p>
          </table:table-cell>
          <table:table-cell table:style-name="ce20" office:value-type="string" calcext:value-type="string">
            <text:p>=GAUCHE(R4C4;7)</text:p>
          </table:table-cell>
          <table:table-cell table:style-name="ce24" office:value-type="string" calcext:value-type="string">
            <text:p>Bonjour et bienvenue</text:p>
          </table:table-cell>
          <table:table-cell table:style-name="ce26" table:formula="of:=LEFT([.$C$3];7)" office:value-type="string" office:string-value="Bonjour" calcext:value-type="string">
            <text:p>Bonjour</text:p>
          </table:table-cell>
          <table:table-cell table:style-name="ce28" office:value-type="string" calcext:value-type="string">
            <text:p>Extrait le début d’un texte</text:p>
          </table:table-cell>
          <table:table-cell/>
          <table:table-cell table:style-name="ce20" office:value-type="string" calcext:value-type="string">
            <text:p>'=<text:span text:style-name="T6">NB</text:span>( plage )</text:p>
          </table:table-cell>
          <table:table-cell table:style-name="ce20" office:value-type="string" calcext:value-type="string">
            <text:p>‘=NB(R4C10:R4C12)</text:p>
          </table:table-cell>
          <table:table-cell table:style-name="ce24" office:value-type="string" calcext:value-type="string">
            <text:p>Bonjou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</text:p>
          </table:table-cell>
          <table:table-cell table:style-name="ce26" table:formula="of:=COUNT([.$I$3:.$K$3])" office:value-type="float" office:value="1" calcext:value-type="float">
            <text:p>1</text:p>
          </table:table-cell>
          <table:table-cell table:style-name="ce28" office:value-type="string" calcext:value-type="string">
            <text:p>Compte le nombre de valeurs dans la plag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20" office:value-type="string" calcext:value-type="string">
            <text:p><text:span text:style-name="T9">'=</text:span><text:span text:style-name="T16">DROITE</text:span><text:span text:style-name="T17">( adr_cellule ; nb_caracteres </text:span>)</text:p>
          </table:table-cell>
          <table:table-cell table:style-name="ce20" office:value-type="string" calcext:value-type="string">
            <text:p><text:span text:style-name="T9">'=DROITE(</text:span><text:span text:style-name="T20">R5C4</text:span><text:span text:style-name="T9">;9)</text:span></text:p>
          </table:table-cell>
          <table:table-cell table:style-name="ce24" office:value-type="string" calcext:value-type="string">
            <text:p>Bonjour et bienvenue</text:p>
          </table:table-cell>
          <table:table-cell table:style-name="ce26" table:formula="of:=RIGHT([.$C$4];9)" office:value-type="string" office:string-value="bienvenue" calcext:value-type="string">
            <text:p>bienvenue</text:p>
          </table:table-cell>
          <table:table-cell table:style-name="ce28" office:value-type="string" calcext:value-type="string">
            <text:p>Extrait la fin d’un texte</text:p>
          </table:table-cell>
          <table:table-cell/>
          <table:table-cell table:style-name="ce20" office:value-type="string" calcext:value-type="string">
            <text:p>'=<text:span text:style-name="T6">NBVAL</text:span>( plage )</text:p>
          </table:table-cell>
          <table:table-cell table:style-name="ce20" office:value-type="string" calcext:value-type="string">
            <text:p>=NBVAL(R5C10:R5C12)</text:p>
          </table:table-cell>
          <table:table-cell table:style-name="ce24" office:value-type="string" calcext:value-type="string">
            <text:p>Bonjou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</text:p>
          </table:table-cell>
          <table:table-cell table:style-name="ce26" table:formula="of:=COUNTA([.I4:.K4])" office:value-type="float" office:value="3" calcext:value-type="float">
            <text:p>3</text:p>
          </table:table-cell>
          <table:table-cell table:style-name="ce28" office:value-type="string" calcext:value-type="string">
            <text:p>Compte le nombre de cellules non vides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20" office:value-type="string" calcext:value-type="string">
            <text:p><text:span text:style-name="T18">'=</text:span><text:span text:style-name="T16">STXT</text:span><text:span text:style-name="T19">( adr_cellule ; nb_caracteres_deb ; longueur </text:span>)</text:p>
          </table:table-cell>
          <table:table-cell table:style-name="ce20" office:value-type="string" calcext:value-type="string">
            <text:p><text:span text:style-name="T9">'=STXT(</text:span><text:span text:style-name="T20">R6C4</text:span><text:span text:style-name="T9">;9;2)</text:span></text:p>
          </table:table-cell>
          <table:table-cell table:style-name="ce24" office:value-type="string" calcext:value-type="string">
            <text:p>Bonjour et bienvenue</text:p>
          </table:table-cell>
          <table:table-cell table:style-name="ce26" table:formula="of:=MID([.$C$5];9;2)" office:value-type="string" office:string-value="et" calcext:value-type="string">
            <text:p>et</text:p>
          </table:table-cell>
          <table:table-cell table:style-name="ce28" office:value-type="string" calcext:value-type="string">
            <text:p>Extrait un morceau d’un texte</text:p>
          </table:table-cell>
          <table:table-cell/>
          <table:table-cell table:style-name="ce20" office:value-type="string" calcext:value-type="string">
            <text:p>'=<text:span text:style-name="T6">NBCAR</text:span>( adr_cellule )</text:p>
          </table:table-cell>
          <table:table-cell table:style-name="ce20" office:value-type="string" calcext:value-type="string">
            <text:p>=NBCAR(R6C10)</text:p>
          </table:table-cell>
          <table:table-cell table:style-name="ce24" office:value-type="string" calcext:value-type="string">
            <text:p>Oui</text:p>
          </table:table-cell>
          <table:table-cell table:style-name="ce29" table:number-columns-repeated="2"/>
          <table:table-cell table:style-name="ce26" table:formula="of:=LEN([.I5])" office:value-type="float" office:value="3" calcext:value-type="float">
            <text:p>3</text:p>
          </table:table-cell>
          <table:table-cell table:style-name="ce28" office:value-type="string" calcext:value-type="string">
            <text:p>Compte le nombre de caractères d’une cellule</text:p>
          </table:table-cell>
          <table:table-cell table:number-columns-repeated="4"/>
          <table:table-cell table:style-name="ce22" table:number-columns-repeated="16367"/>
        </table:table-row>
        <table:table-row table:style-name="ro5">
          <table:table-cell table:style-name="ce20" office:value-type="string" calcext:value-type="string">
            <text:p>'=<text:span text:style-name="T6">SUPPRESPACE</text:span>( adr_cellule )</text:p>
          </table:table-cell>
          <table:table-cell table:style-name="ce20" office:value-type="string" calcext:value-type="string">
            <text:p><text:span text:style-name="T9">'=SUPPRESPACE(</text:span><text:span text:style-name="T20">R7C4</text:span><text:span text:style-name="T9">)</text:span></text:p>
          </table:table-cell>
          <table:table-cell table:style-name="ce24" office:value-type="string" calcext:value-type="string">
            <text:p>Long <text:s text:c="9"/>espace</text:p>
          </table:table-cell>
          <table:table-cell table:style-name="ce26" table:formula="of:=TRIM([.$C$6])" office:value-type="string" office:string-value="Long espace" calcext:value-type="string">
            <text:p>Long espace</text:p>
          </table:table-cell>
          <table:table-cell table:style-name="ce28" office:value-type="string" calcext:value-type="string">
            <text:p>Supprime les espaces en trop</text:p>
          </table:table-cell>
          <table:table-cell/>
          <table:table-cell table:style-name="ce22" table:number-columns-repeated="7"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22" table:number-columns-repeated="5"/>
          <table:table-cell/>
          <table:table-cell table:style-name="ce22" table:number-columns-repeated="7"/>
          <table:table-cell table:number-columns-repeated="4"/>
          <table:table-cell table:style-name="Default" table:number-columns-repeated="16367"/>
        </table:table-row>
        <table:table-row table:style-name="ro1">
          <table:table-cell table:style-name="ce15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20"/>
          <table:covered-table-cell/>
          <table:table-cell/>
          <table:table-cell table:style-name="ce15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20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23" office:value-type="string" calcext:value-type="string">
            <text:p>Texte origine</text:p>
          </table:table-cell>
          <table:table-cell table:style-name="ce25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/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23" office:value-type="string" calcext:value-type="string">
            <text:p>Cellule 1</text:p>
          </table:table-cell>
          <table:table-cell table:style-name="ce23" office:value-type="string" calcext:value-type="string">
            <text:p>Cellule 2</text:p>
          </table:table-cell>
          <table:table-cell table:style-name="ce23" office:value-type="string" calcext:value-type="string">
            <text:p>Cellule 3</text:p>
          </table:table-cell>
          <table:table-cell table:style-name="ce25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20" office:value-type="string" calcext:value-type="string">
            <text:p>'=<text:span text:style-name="T6">ESTNUM</text:span>( adr_cellule )</text:p>
          </table:table-cell>
          <table:table-cell table:style-name="ce20" office:value-type="string" calcext:value-type="string">
            <text:p><text:span text:style-name="T9">'=ESTNUM(</text:span><text:span text:style-name="T20">R12C4</text:span><text:span text:style-name="T9">)</text:span></text:p>
          </table:table-cell>
          <table:table-cell table:style-name="ce24" office:value-type="string" calcext:value-type="string">
            <text:p>1</text:p>
          </table:table-cell>
          <table:table-cell table:style-name="ce27" table:formula="of:=ISNUMBER([.$C$10])" office:value-type="boolean" office:boolean-value="false" calcext:value-type="boolean">
            <text:p>FAUX</text:p>
          </table:table-cell>
          <table:table-cell table:style-name="ce28" office:value-type="string" calcext:value-type="string">
            <text:p>Permet de savoir si une cellule contient un nombre</text:p>
          </table:table-cell>
          <table:table-cell/>
          <table:table-cell table:style-name="ce20" office:value-type="string" calcext:value-type="string">
            <text:p>'=<text:span text:style-name="T6">MEDIANE</text:span>( plage )</text:p>
          </table:table-cell>
          <table:table-cell table:style-name="ce20" office:value-type="string" calcext:value-type="string">
            <text:p>=MEDIANE(R12C10:R12C12)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48" table:formula="of:=MEDIAN([.I10:.K10])" office:value-type="float" office:value="15" calcext:value-type="float">
            <text:p>15,00</text:p>
          </table:table-cell>
          <table:table-cell table:style-name="ce28" office:value-type="string" calcext:value-type="string">
            <text:p>Calcule la médian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20" office:value-type="string" calcext:value-type="string">
            <text:p>'=<text:span text:style-name="T6">ESTTEXT</text:span>( adr_cellule )</text:p>
          </table:table-cell>
          <table:table-cell table:style-name="ce20" office:value-type="string" calcext:value-type="string">
            <text:p><text:span text:style-name="T9">'=ESTTEXTE(</text:span><text:span text:style-name="T20">R13C4</text:span><text:span text:style-name="T9">)</text:span></text:p>
          </table:table-cell>
          <table:table-cell table:style-name="ce24" office:value-type="string" calcext:value-type="string">
            <text:p>1</text:p>
          </table:table-cell>
          <table:table-cell table:style-name="ce27" table:formula="of:=ISTEXT([.$C$11])" office:value-type="boolean" office:boolean-value="true" calcext:value-type="boolean">
            <text:p>VRAI</text:p>
          </table:table-cell>
          <table:table-cell table:style-name="ce28" office:value-type="string" calcext:value-type="string">
            <text:p>Permet de savoir si une cellule contient du texte</text:p>
          </table:table-cell>
          <table:table-cell/>
          <table:table-cell table:style-name="ce20" office:value-type="string" calcext:value-type="string">
            <text:p>'=<text:span text:style-name="T6">ECARTTYPE</text:span>( plage )</text:p>
          </table:table-cell>
          <table:table-cell table:style-name="ce20" office:value-type="string" calcext:value-type="string">
            <text:p>=ECARTYPE(R13C10:R13C12)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48" table:formula="of:=STDEV([.I11:.K11])" office:value-type="float" office:value="7.63762615825973" calcext:value-type="float">
            <text:p>7,64</text:p>
          </table:table-cell>
          <table:table-cell table:style-name="ce28" office:value-type="string" calcext:value-type="string">
            <text:p>Calcule l’écart-type</text:p>
          </table:table-cell>
          <table:table-cell table:number-columns-repeated="4"/>
          <table:table-cell table:style-name="ce22" table:number-columns-repeated="16367"/>
        </table:table-row>
        <table:table-row table:style-name="ro5">
          <table:table-cell table:style-name="ce20" office:value-type="string" calcext:value-type="string">
            <text:p>'=<text:span text:style-name="T6">CNUM</text:span>( adr_cellule )</text:p>
          </table:table-cell>
          <table:table-cell table:style-name="ce20" office:value-type="string" calcext:value-type="string">
            <text:p><text:span text:style-name="T9">'=CNUM(</text:span><text:span text:style-name="T20">R14C4</text:span><text:span text:style-name="T9">)</text:span></text:p>
          </table:table-cell>
          <table:table-cell table:style-name="ce24" office:value-type="string" calcext:value-type="string">
            <text:p>1</text:p>
          </table:table-cell>
          <table:table-cell table:style-name="ce26" table:formula="of:=VALUE([.$C$12])" office:value-type="float" office:value="1" calcext:value-type="float">
            <text:p>1</text:p>
          </table:table-cell>
          <table:table-cell table:style-name="ce28" office:value-type="string" calcext:value-type="string">
            <text:p>Convertit la cellule en nombre</text:p>
          </table:table-cell>
          <table:table-cell/>
          <table:table-cell table:style-name="ce20" office:value-type="string" calcext:value-type="string">
            <text:p>'=<text:span text:style-name="T6">VAR</text:span>( plage )</text:p>
          </table:table-cell>
          <table:table-cell table:style-name="ce20" office:value-type="string" calcext:value-type="string">
            <text:p>=VAR(R14C10:R14C12)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48" table:formula="of:=VAR([.I12:.K12])" office:value-type="float" office:value="58.3333333333333" calcext:value-type="float">
            <text:p>58,33</text:p>
          </table:table-cell>
          <table:table-cell table:style-name="ce28" office:value-type="string" calcext:value-type="string">
            <text:p>Calcule la variance</text:p>
          </table:table-cell>
          <table:table-cell table:number-columns-repeated="4"/>
          <table:table-cell table:style-name="ce22" table:number-columns-repeated="16367"/>
        </table:table-row>
        <table:table-row table:style-name="ro2" table:number-rows-repeated="9">
          <table:table-cell table:style-name="ce22" table:number-columns-repeated="5"/>
          <table:table-cell/>
          <table:table-cell table:style-name="ce22" table:number-columns-repeated="7"/>
          <table:table-cell table:number-columns-repeated="4"/>
          <table:table-cell table:style-name="ce22" table:number-columns-repeated="16367"/>
        </table:table-row>
        <table:table-row table:style-name="ro2" table:number-rows-repeated="4">
          <table:table-cell table:style-name="ce22" table:number-columns-repeated="5"/>
          <table:table-cell/>
          <table:table-cell table:style-name="ce22" table:number-columns-repeated="7"/>
          <table:table-cell table:number-columns-repeated="4"/>
          <table:table-cell table:style-name="Default" table:number-columns-repeated="16367"/>
        </table:table-row>
        <table:table-row table:style-name="ro2" table:number-rows-repeated="1048550">
          <table:table-cell table:number-columns-repeated="17"/>
          <table:table-cell table:style-name="Default" table:number-columns-repeated="16367"/>
        </table:table-row>
        <table:table-row table:style-name="ro2">
          <table:table-cell table:number-columns-repeated="17"/>
          <table:table-cell table:style-name="Default" table:number-columns-repeated="16367"/>
        </table:table-row>
      </table:table>
      <table:table table:name="Exercice" table:style-name="ta1">
        <table:table-column table:style-name="co13" table:default-cell-style-name="Default"/>
        <table:table-column table:style-name="co14" table:default-cell-style-name="ce35"/>
        <table:table-column table:style-name="co15" table:default-cell-style-name="ce40"/>
        <table:table-column table:style-name="co16" table:default-cell-style-name="ce40"/>
        <table:table-column table:style-name="co13" table:number-columns-repeated="2" table:default-cell-style-name="ce44"/>
        <table:table-row table:style-name="ro4">
          <table:table-cell table:style-name="ce44" office:value-type="string" calcext:value-type="string">
            <text:p>Sources, 2014: Top Trading Partners 2014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Commerce extérieur de l'UE avec ses 15 principaux partenaires à l'exportation en 2014</text:p>
          </table:table-cell>
          <table:covered-table-cell table:number-columns-repeated="2" table:style-name="ce17"/>
          <table:table-cell table:style-name="Default" table:number-columns-repeated="2"/>
        </table:table-row>
        <table:table-row table:style-name="ro2">
          <table:table-cell/>
          <table:table-cell table:style-name="ce14" office:value-type="string" calcext:value-type="string">
            <text:p>Partenaire</text:p>
          </table:table-cell>
          <table:table-cell table:style-name="ce18" office:value-type="string" calcext:value-type="string">
            <text:p>Export UE (Millions d’euros)</text:p>
          </table:table-cell>
          <table:table-cell table:style-name="ce18" office:value-type="string" calcext:value-type="string">
            <text:p>Import UE (Millions d’euros)</text:p>
          </table:table-cell>
          <table:table-cell table:style-name="Default"/>
          <table:table-cell/>
        </table:table-row>
        <table:table-row table:style-name="ro6">
          <table:table-cell/>
          <table:table-cell office:value-type="string" calcext:value-type="string">
            <text:p>États-Unis</text:p>
          </table:table-cell>
          <table:table-cell office:value-type="float" office:value="311035" calcext:value-type="float">
            <text:p>311035</text:p>
          </table:table-cell>
          <table:table-cell office:value-type="float" office:value="206127" calcext:value-type="float">
            <text:p>206127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hine</text:p>
          </table:table-cell>
          <table:table-cell office:value-type="float" office:value="164777" calcext:value-type="float">
            <text:p>164777</text:p>
          </table:table-cell>
          <table:table-cell office:value-type="float" office:value="302049" calcext:value-type="float">
            <text:p>30204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Russie</text:p>
          </table:table-cell>
          <table:table-cell office:value-type="float" office:value="103315" calcext:value-type="float">
            <text:p>103315</text:p>
          </table:table-cell>
          <table:table-cell office:value-type="float" office:value="181269" calcext:value-type="float">
            <text:p>18126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uisse</text:p>
          </table:table-cell>
          <table:table-cell office:value-type="float" office:value="140365" calcext:value-type="float">
            <text:p>140365</text:p>
          </table:table-cell>
          <table:table-cell office:value-type="float" office:value="96633" calcext:value-type="float">
            <text:p>96633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Norvège</text:p>
          </table:table-cell>
          <table:table-cell office:value-type="float" office:value="50201" calcext:value-type="float">
            <text:p>50201</text:p>
          </table:table-cell>
          <table:table-cell office:value-type="float" office:value="86792" calcext:value-type="float">
            <text:p>86792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urquie</text:p>
          </table:table-cell>
          <table:table-cell office:value-type="float" office:value="74639" calcext:value-type="float">
            <text:p>74639</text:p>
          </table:table-cell>
          <table:table-cell office:value-type="float" office:value="54374" calcext:value-type="float">
            <text:p>5437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Japon</text:p>
          </table:table-cell>
          <table:table-cell office:value-type="float" office:value="53272" calcext:value-type="float">
            <text:p>53272</text:p>
          </table:table-cell>
          <table:table-cell office:value-type="float" office:value="55211" calcext:value-type="float">
            <text:p>55211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orée du Sud</text:p>
          </table:table-cell>
          <table:table-cell office:value-type="float" office:value="43196" calcext:value-type="float">
            <text:p>43196</text:p>
          </table:table-cell>
          <table:table-cell office:value-type="float" office:value="38796" calcext:value-type="float">
            <text:p>38796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nde</text:p>
          </table:table-cell>
          <table:table-cell office:value-type="float" office:value="35467" calcext:value-type="float">
            <text:p>35467</text:p>
          </table:table-cell>
          <table:table-cell office:value-type="float" office:value="37120" calcext:value-type="float">
            <text:p>37120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Brésil</text:p>
          </table:table-cell>
          <table:table-cell office:value-type="float" office:value="36965" calcext:value-type="float">
            <text:p>36965</text:p>
          </table:table-cell>
          <table:table-cell office:value-type="float" office:value="30996" calcext:value-type="float">
            <text:p>30996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Arabie Saoudie</text:p>
          </table:table-cell>
          <table:table-cell office:value-type="float" office:value="35143" calcext:value-type="float">
            <text:p>35143</text:p>
          </table:table-cell>
          <table:table-cell office:value-type="float" office:value="28709" calcext:value-type="float">
            <text:p>2870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anada</text:p>
          </table:table-cell>
          <table:table-cell office:value-type="float" office:value="31673" calcext:value-type="float">
            <text:p>31673</text:p>
          </table:table-cell>
          <table:table-cell office:value-type="float" office:value="27421" calcext:value-type="float">
            <text:p>27421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Algérie</text:p>
          </table:table-cell>
          <table:table-cell office:value-type="float" office:value="23390" calcext:value-type="float">
            <text:p>23390</text:p>
          </table:table-cell>
          <table:table-cell office:value-type="float" office:value="29459" calcext:value-type="float">
            <text:p>2945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Émirats-Arabes-Unis</text:p>
          </table:table-cell>
          <table:table-cell office:value-type="float" office:value="42756" calcext:value-type="float">
            <text:p>42756</text:p>
          </table:table-cell>
          <table:table-cell office:value-type="float" office:value="8179" calcext:value-type="float">
            <text:p>817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Mexique</text:p>
          </table:table-cell>
          <table:table-cell office:value-type="float" office:value="28438" calcext:value-type="float">
            <text:p>28438</text:p>
          </table:table-cell>
          <table:table-cell office:value-type="float" office:value="17981" calcext:value-type="float">
            <text:p>17981</text:p>
          </table:table-cell>
          <table:table-cell table:number-columns-repeated="2"/>
        </table:table-row>
        <table:table-row table:style-name="ro2">
          <table:table-cell/>
          <table:table-cell table:style-name="ce36" office:value-type="string" calcext:value-type="string">
            <text:p>Médiane</text:p>
          </table:table-cell>
          <table:table-cell table:style-name="ce58"/>
          <table:table-cell table:style-name="ce42"/>
          <table:table-cell table:style-name="Default" table:number-columns-repeated="2"/>
        </table:table-row>
        <table:table-row table:style-name="ro2">
          <table:table-cell/>
          <table:table-cell table:style-name="ce36" office:value-type="string" calcext:value-type="string">
            <text:p>Ecart-type</text:p>
          </table:table-cell>
          <table:table-cell table:style-name="ce58"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ce16" office:value-type="string" calcext:value-type="string">
            <text:p>Variance</text:p>
          </table:table-cell>
          <table:table-cell table:style-name="ce58"/>
          <table:table-cell table:style-name="ce2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0:56:20.154959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1:04:33.958551700</dc:date>
    <meta:editing-duration>PT27M31S</meta:editing-duration>
    <meta:editing-cycles>5</meta:editing-cycles>
    <meta:generator>LibreOffice/25.2.5.2$Windows_X86_64 LibreOffice_project/03d19516eb2e1dd5d4ccd751a0d6f35f35e08022</meta:generator>
    <meta:document-statistic meta:table-count="2" meta:cell-count="156" meta:object-count="0"/>
  </office:meta>
</office:document-meta>
</file>